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650c" officeooo:paragraph-rsid="0011650c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1650c" officeooo:paragraph-rsid="0011650c" style:font-weight-asian="bold" style:font-weight-complex="bold"/>
    </style:style>
    <style:style style:name="P3" style:family="paragraph" style:parent-style-name="Standard">
      <style:text-properties style:font-name="Arial" fo:font-weight="bold" officeooo:rsid="0011650c" officeooo:paragraph-rsid="0011650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64bad" officeooo:paragraph-rsid="00164ba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156048" officeooo:paragraph-rsid="00156048" style:font-weight-asian="bold" style:font-weight-complex="bold"/>
    </style:style>
    <style:style style:name="P6" style:family="paragraph" style:parent-style-name="Standard">
      <style:text-properties style:font-name="Arial" fo:font-weight="bold" officeooo:rsid="00156048" officeooo:paragraph-rsid="0015604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a55f8" officeooo:paragraph-rsid="001a55f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1e5728" officeooo:paragraph-rsid="001e572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0pt" fo:font-weight="bold" officeooo:rsid="0011650c" officeooo:paragraph-rsid="0011650c" style:font-size-asian="20pt" style:font-weight-asian="bold" style:font-size-complex="20pt" style:font-weight-complex="bold"/>
    </style:style>
    <style:style style:name="P10" style:family="paragraph" style:parent-style-name="Standard">
      <style:text-properties style:font-name="Arial" officeooo:rsid="001205f6" officeooo:paragraph-rsid="001205f6"/>
    </style:style>
    <style:style style:name="P11" style:family="paragraph" style:parent-style-name="Standard">
      <style:text-properties style:font-name="Arial" officeooo:rsid="00129e49" officeooo:paragraph-rsid="00129e49"/>
    </style:style>
    <style:style style:name="P12" style:family="paragraph" style:parent-style-name="Standard">
      <style:text-properties style:font-name="Arial" officeooo:rsid="0013e563" officeooo:paragraph-rsid="0013e563"/>
    </style:style>
    <style:style style:name="P13" style:family="paragraph" style:parent-style-name="Standard">
      <style:text-properties style:font-name="Arial" officeooo:rsid="0014fe49" officeooo:paragraph-rsid="0014fe49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14fe49" officeooo:paragraph-rsid="0014fe49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156048" officeooo:paragraph-rsid="00156048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15b0dd" officeooo:paragraph-rsid="0015b0dd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164bad" officeooo:paragraph-rsid="00164bad"/>
    </style:style>
    <style:style style:name="P18" style:family="paragraph" style:parent-style-name="Standard">
      <style:text-properties style:font-name="Arial" officeooo:rsid="00164bad" officeooo:paragraph-rsid="00164bad"/>
    </style:style>
    <style:style style:name="P19" style:family="paragraph" style:parent-style-name="Standard">
      <style:text-properties style:font-name="Arial" officeooo:rsid="00174d71" officeooo:paragraph-rsid="00174d71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18f7f2" officeooo:paragraph-rsid="0018f7f2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1a55f8" officeooo:paragraph-rsid="001a55f8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1b0cc4" officeooo:paragraph-rsid="001b0cc4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1b1dbf" officeooo:paragraph-rsid="001b1dbf"/>
    </style:style>
    <style:style style:name="P24" style:family="paragraph" style:parent-style-name="Standard">
      <style:paragraph-properties fo:text-align="start" style:justify-single-word="false"/>
      <style:text-properties style:font-name="Arial" officeooo:rsid="001e5728" officeooo:paragraph-rsid="001e5728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20359d" officeooo:paragraph-rsid="0020359d"/>
    </style:style>
    <style:style style:name="P26" style:family="paragraph" style:parent-style-name="Standard">
      <style:text-properties officeooo:paragraph-rsid="00164bad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1205f6" officeooo:paragraph-rsid="001205f6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Arial" officeooo:rsid="0011650c" officeooo:paragraph-rsid="0011650c"/>
    </style:style>
    <style:style style:name="P29" style:family="paragraph" style:parent-style-name="Standard">
      <style:paragraph-properties fo:text-align="start" style:justify-single-word="false" fo:break-before="page"/>
      <style:text-properties style:font-name="Arial" fo:font-weight="bold" officeooo:rsid="0018f7f2" officeooo:paragraph-rsid="0018f7f2" style:font-weight-asian="bold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style:font-name="Arial" fo:font-weight="bold" officeooo:rsid="001b1dbf" officeooo:paragraph-rsid="001b1dbf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Arial" fo:font-weight="bold" officeooo:rsid="001c1406" officeooo:paragraph-rsid="001c1406" style:font-weight-asian="bold" style:font-weight-complex="bold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29e49"/>
    </style:style>
    <style:style style:name="T2" style:family="text">
      <style:text-properties officeooo:rsid="0014fe49"/>
    </style:style>
    <style:style style:name="T3" style:family="text">
      <style:text-properties officeooo:rsid="0015b0dd"/>
    </style:style>
    <style:style style:name="T4" style:family="text">
      <style:text-properties officeooo:rsid="00164bad"/>
    </style:style>
    <style:style style:name="T5" style:family="text">
      <style:text-properties style:font-name="Arial" fo:font-weight="bold" officeooo:rsid="00164bad" style:font-weight-asian="bold" style:font-weight-complex="bold"/>
    </style:style>
    <style:style style:name="T6" style:family="text">
      <style:text-properties style:font-name="Arial" fo:font-weight="bold" officeooo:rsid="001e5728" style:font-weight-asian="bold" style:font-weight-complex="bold"/>
    </style:style>
    <style:style style:name="T7" style:family="text">
      <style:text-properties officeooo:rsid="00174d71"/>
    </style:style>
    <style:style style:name="T8" style:family="text">
      <style:text-properties officeooo:rsid="001a55f8"/>
    </style:style>
    <style:style style:name="T9" style:family="text">
      <style:text-properties officeooo:rsid="001b0cc4"/>
    </style:style>
    <style:style style:name="T10" style:family="text">
      <style:text-properties officeooo:rsid="001e5728"/>
    </style:style>
    <style:style style:name="T11" style:family="text">
      <style:text-properties officeooo:rsid="0020359d"/>
    </style:style>
    <style:style style:name="T12" style:family="text">
      <style:text-properties officeooo:rsid="00216bfd"/>
    </style:style>
    <style:style style:name="T13" style:family="text">
      <style:text-properties officeooo:rsid="0022a270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1.64cm" fo:min-width="2.593cm" style:run-through="foreground"/>
      <style:paragraph-properties style:writing-mode="lr-tb"/>
    </style:style>
    <style:style style:name="gr3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4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2024 CPSC 223C Assignment 5</text:p>
      <text:p text:style-name="P2">Random Access Files</text:p>
      <text:p text:style-name="P1"/>
      <text:p text:style-name="P1"/>
      <text:p text:style-name="P1"/>
      <text:p text:style-name="P3">Preface</text:p>
      <text:p text:style-name="P1"/>
      <text:p text:style-name="P1">This program is a continuation of the preceding assignment number 4. <text:s/>Here we will experience the management of a random access file. <text:s/>We will partition the solution into separate files with each file performing a specific duty.</text:p>
      <text:p text:style-name="P1"/>
      <text:p text:style-name="P1"/>
      <text:p text:style-name="P3">Requirements for this program.</text:p>
      <text:p text:style-name="P1"/>
      <text:p text:style-name="P10"><text:span text:style-name="T1">Reuse in this program </text:span>the struct student and the header file student.h.</text:p>
      <text:p text:style-name="P10"/>
      <text:p text:style-name="P10">Create a main program that performs the following activities.</text:p>
      <text:p text:style-name="P10"/>
      <text:p text:style-name="P27"><text:span text:style-name="T1">1. <text:s/></text:span>Greets the user</text:p>
      <text:p text:style-name="P27"><text:span text:style-name="T1">2. <text:s/></text:span>Outputs one sentence stating who is the developer of the program</text:p>
      <text:p text:style-name="P27"><text:span text:style-name="T1">3. <text:s/></text:span>Outputs a welcome message for the user to enjoy this file management system</text:p>
      <text:p text:style-name="P27"><text:span text:style-name="T1">4. <text:s/></text:span>Creates a new file “academic.bin”. <text:s/>Initially this file is empty.</text:p>
      <text:p text:style-name="P27"><text:span text:style-name="T1">5. <text:s/></text:span>Displays a menu of choices</text:p>
      <text:p text:style-name="P27"><text:s text:c="10"/><text:span text:style-name="T12">A</text:span><text:span text:style-name="T1"> = </text:span><text:span text:style-name="T12">Add</text:span> a new student</text:p>
      <text:p text:style-name="P27"><text:s text:c="10"/><text:span text:style-name="T1">D = </text:span>Display all students enrolled <text:span text:style-name="T1">(with a struct in the file)</text:span></text:p>
      <text:p text:style-name="P28"><text:s text:c="10"/><text:span text:style-name="T1">S = Show all students in the file</text:span></text:p>
      <text:p text:style-name="P28"><text:s text:c="10"/><text:span text:style-name="T12">F</text:span><text:span text:style-name="T1"> = </text:span><text:span text:style-name="T12">Find</text:span><text:span text:style-name="T1"> a students</text:span></text:p>
      <text:p text:style-name="P1"><text:s text:c="10"/><text:span text:style-name="T1">X = Exit from this program</text:span></text:p>
      <text:p text:style-name="P11">6. <text:s/>When X is entered the program closes the random access file, says good-bye to the user, and stops execution.</text:p>
      <text:p text:style-name="P11"/>
      <text:p text:style-name="P1"/>
      <text:p text:style-name="P11">Activities represent by <text:span text:style-name="T10">A</text:span>, D, S, or <text:span text:style-name="T12">F</text:span> <text:span text:style-name="T13">are</text:span> described below.</text:p>
      <text:p text:style-name="P1"/>
      <text:p text:style-name="P6">The <text:span text:style-name="T10">A</text:span> Option <text:span text:style-name="T10">(A=Add)</text:span></text:p>
      <text:p text:style-name="P1"/>
      <text:p text:style-name="P12">When the user selects <text:span text:style-name="T10">A</text:span> then the user is ask enter these attributes about the new student.</text:p>
      <text:p text:style-name="P12"><text:tab/>Name</text:p>
      <text:p text:style-name="P12"><text:tab/>Cwid</text:p>
      <text:p text:style-name="P12"><text:tab/><text:span text:style-name="T2">Major</text:span></text:p>
      <text:p text:style-name="P12"><text:tab/><text:span text:style-name="T2">Standing</text:span></text:p>
      <text:p text:style-name="P12"><text:tab/><text:span text:style-name="T2">Phone</text:span></text:p>
      <text:p text:style-name="P13"><text:tab/>Parking fee</text:p>
      <text:p text:style-name="P13"><text:tab/>Zip</text:p>
      <text:p text:style-name="P13"/>
      <text:p text:style-name="P26"><text:span text:style-name="T5">The C Option (C </text:span><text:span text:style-name="T6">=</text:span><text:span text:style-name="T5"> continue)</text:span></text:p>
      <text:p text:style-name="P18"/>
      <text:p text:style-name="P13"><text:soft-page-break/>The user enters ‘<text:span text:style-name="T7">C</text:span>’ or ‘<text:span text:style-name="T7">c</text:span>’ for submit. <text:s/>Then the struct with new student information is written into the bin file. <text:s/>Where does it write it? <text:s text:c="2"/>The answer is the new struct will be written in the first available space. <text:s/>This will probably be at the end of the bin file.</text:p>
      <text:p text:style-name="P1"/>
      <text:p text:style-name="P19">The C option is only available as a sub-option of <text:span text:style-name="T10">A</text:span>.</text:p>
      <text:p text:style-name="P14"/>
      <text:p text:style-name="P14"/>
      <text:p text:style-name="P14"/>
      <text:p text:style-name="P5">The S Option <text:span text:style-name="T10">(S = Show Student)</text:span></text:p>
      <text:p text:style-name="P15"/>
      <text:p text:style-name="P15">If the user choose ‘S’ or ‘s’ then all the student structs in the binary fill will be written to the moni<text:span text:style-name="T10">t</text:span>or. <text:s/>[You already made this function in Assignment 4.</text:p>
      <text:p text:style-name="P15"/>
      <text:p text:style-name="P15"/>
      <text:p text:style-name="P15"/>
      <text:p text:style-name="P5">The <text:span text:style-name="T3">D option </text:span><text:span text:style-name="T10">(D = Delete)</text:span></text:p>
      <text:p text:style-name="P15"/>
      <text:p text:style-name="P16">If the user selects the ‘D’ or ‘d’ option then this file manager program will prompt the user to enter the position of the file to be deleted. <text:s/>The user enters a positive integer. <text:s/>The program reads the struct at that position. <text:s/>If there is no valid struct at that position, then the user must try again to enter a valid integer.</text:p>
      <text:p text:style-name="P16"/>
      <text:p text:style-name="P16">When the user enters a valid integer, the program <text:span text:style-name="T4">read the struct at that position into a local student variable, change the cwid to zero, and writes the struct back into the bin at the same position where it came from originally.</text:span></text:p>
      <text:p text:style-name="P16"/>
      <text:p text:style-name="P16"/>
      <text:p text:style-name="P16"/>
      <text:p text:style-name="P8">The F option (F = Find)</text:p>
      <text:p text:style-name="P24"/>
      <text:p text:style-name="P24">When the user enters F, he or she will be prompted to enter a cwid number. <text:s/>If a struct exists in the file with same cwid as the user entered, then the entire struct with that cwid will be displayed. <text:s/>If the user enters a hypothetical cwid that does not exist, the a message stating no such person will be displayed.</text:p>
      <text:p text:style-name="P24"/>
      <text:p text:style-name="P16"/>
      <text:p text:style-name="P16"/>
      <text:p text:style-name="P4">The X option <text:span text:style-name="T10">(X = Exit)</text:span></text:p>
      <text:p text:style-name="P17"/>
      <text:p text:style-name="P17">When the user enters ‘<text:span text:style-name="T10">X</text:span>’ or ‘x’, the menu loop terminates and the program performs a graceful shut down. <text:s/>The bin file is closed. <text:s/>The program says good-bye to the user. <text:s/>The program terminates.</text:p>
      <text:p text:style-name="P17"/>
      <text:p text:style-name="P17"/>
      <text:p text:style-name="P22"/>
      <text:p text:style-name="P29">Conclusion</text:p>
      <text:p text:style-name="P20"/>
      <text:p text:style-name="P20">This program specification document is distributed on Nov 4, 2024 <text:s/>The last day of teaching of this semester is December <text:span text:style-name="T8">13, 2024. <text:s/>Those are 6 week, which include the Thanksgiving Break week. <text:s/>We will split the time. <text:s text:c="2"/>Three weeks for Assignment 5 and three weeks for Assignment 6. <text:s text:c="2"/>Therefore, Assignment 5 is due November 24 at midnight before Nov 25.</text:span></text:p>
      <text:p text:style-name="P20"/>
      <text:p text:style-name="P20"/>
      <text:p text:style-name="P20"/>
      <text:p text:style-name="P7">Submissions</text:p>
      <text:p text:style-name="P21"/>
      <text:p text:style-name="P21">The main function. <text:s/>This function is the supervisor. <text:s/>It is in charge of calling the other function at the right times. <text:s/><text:span text:style-name="T9">This function outputs the introductory greeting and it open bin file. <text:s/>The initial action will open new bin file.</text:span></text:p>
      <text:p text:style-name="P21"/>
      <text:p text:style-name="P21"/>
      <text:p text:style-name="P21">An enter function. <text:s text:c="2"/>This function fills a locally declared struct with data about one student, and then writes that struct into the binary file at the first available position.</text:p>
      <text:p text:style-name="P21"/>
      <text:p text:style-name="P21"/>
      <text:p text:style-name="P22">A delete function. <text:s text:c="2"/>This asks for a position number and then goes to that position and changes the cwid to zero</text:p>
      <text:p text:style-name="P22"/>
      <text:p text:style-name="P22"/>
      <text:p text:style-name="P22">The show function. <text:s text:c="2"/>This function will output all the struct in the bin file.</text:p>
      <text:p text:style-name="P22"/>
      <text:p text:style-name="P22"/>
      <text:p text:style-name="P22">The enter function. <text:s text:c="2"/>This function will ask for information about a new student. <text:s/>Then it write that information into an available position in the bin file. <text:s/>Sometimes the enter function writes the struct on top of an old struct that was deleted.</text:p>
      <text:p text:style-name="P22"/>
      <text:p text:style-name="P22"/>
      <text:p text:style-name="P22">The bash file. <text:s text:c="2"/>This one is needed to compile everything and make it run.</text:p>
      <text:p text:style-name="P22"/>
      <text:p text:style-name="P22"/>
      <text:p text:style-name="P22">You will need to submit 6 files for this program.</text:p>
      <text:p text:style-name="P22"/>
      <text:p text:style-name="P22"/>
      <text:p text:style-name="P22"/>
      <text:p text:style-name="P31">Calling structure</text:p>
      <text:p text:style-name="P22"><draw:g text:anchor-type="paragraph" draw:z-index="0" draw:style-name="gr1"><draw:custom-shape draw:name="Shape1" draw:style-name="gr2" draw:text-style-name="P33" svg:width="2.594cm" svg:height="1.641cm" svg:x="6.732cm" svg:y="0.51cm"><text:p text:style-name="P32">main</text:p><draw:enhanced-geometry svg:viewBox="0 0 21600 21600" draw:type="rectangle" draw:enhanced-path="M 0 0 L 21600 0 21600 21600 0 21600 0 0 Z N"/></draw:custom-shape><draw:custom-shape draw:name="Shape1_0" draw:style-name="gr2" draw:text-style-name="P33" svg:width="2.594cm" svg:height="1.641cm" svg:x="2.208cm" svg:y="4.129cm"><text:p text:style-name="P32">add</text:p><draw:enhanced-geometry svg:viewBox="0 0 21600 21600" draw:type="rectangle" draw:enhanced-path="M 0 0 L 21600 0 21600 21600 0 21600 0 0 Z N"/></draw:custom-shape><draw:custom-shape draw:name="Shape1_1" draw:style-name="gr2" draw:text-style-name="P33" svg:width="2.594cm" svg:height="1.641cm" svg:x="5.251cm" svg:y="4.108cm"><text:p text:style-name="P32">delete</text:p><draw:enhanced-geometry svg:viewBox="0 0 21600 21600" draw:type="rectangle" draw:enhanced-path="M 0 0 L 21600 0 21600 21600 0 21600 0 0 Z N"/></draw:custom-shape><draw:custom-shape draw:name="Shape1_2" draw:style-name="gr2" draw:text-style-name="P33" svg:width="2.594cm" svg:height="1.641cm" svg:x="8.293cm" svg:y="4.113cm"><text:p text:style-name="P32">find</text:p><draw:enhanced-geometry svg:viewBox="0 0 21600 21600" draw:type="rectangle" draw:enhanced-path="M 0 0 L 21600 0 21600 21600 0 21600 0 0 Z N"/></draw:custom-shape><draw:custom-shape draw:name="Shape1_3" draw:style-name="gr2" draw:text-style-name="P33" svg:width="2.594cm" svg:height="1.641cm" svg:x="11.416cm" svg:y="4.119cm"><text:p text:style-name="P32">show</text:p><draw:enhanced-geometry svg:viewBox="0 0 21600 21600" draw:type="rectangle" draw:enhanced-path="M 0 0 L 21600 0 21600 21600 0 21600 0 0 Z N"/></draw:custom-shape><draw:custom-shape draw:name="Shape1_4" draw:style-name="gr2" draw:text-style-name="P33" svg:width="2.594cm" svg:height="1.641cm" svg:x="13.876cm" svg:y="0.224cm"><text:p text:style-name="P32">bash</text:p><draw:enhanced-geometry svg:viewBox="0 0 21600 21600" draw:type="rectangle" draw:enhanced-path="M 0 0 L 21600 0 21600 21600 0 21600 0 0 Z N"/></draw:custom-shape><draw:line draw:name="Shape2" draw:style-name="gr3" draw:text-style-name="P32" svg:x1="8.055cm" svg:y1="2.15cm" svg:x2="8.108cm" svg:y2="3.219cm"><text:p/></draw:line><draw:line draw:name="Shape2_0" draw:style-name="gr3" draw:text-style-name="P32" svg:x1="12.844cm" svg:y1="3.219cm" svg:x2="12.897cm" svg:y2="4.119cm"><text:p/></draw:line><draw:line draw:name="Shape2_1" draw:style-name="gr3" draw:text-style-name="P32" svg:x1="9.59cm" svg:y1="3.214cm" svg:x2="9.643cm" svg:y2="4.114cm"><text:p/></draw:line><draw:line draw:name="Shape2_2" draw:style-name="gr3" draw:text-style-name="P32" svg:x1="6.468cm" svg:y1="3.209cm" svg:x2="6.521cm" svg:y2="4.109cm"><text:p/></draw:line><draw:line draw:name="Shape2_3" draw:style-name="gr3" draw:text-style-name="P32" svg:x1="3.504cm" svg:y1="3.23cm" svg:x2="3.557cm" svg:y2="4.13cm"><text:p/></draw:line><draw:line draw:name="Shape3" draw:style-name="gr4" draw:text-style-name="P32" svg:x1="3.504cm" svg:y1="3.23cm" svg:x2="12.844cm" svg:y2="3.219cm"><text:p/></draw:lin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0">Hints and suggestions</text:p>
      <text:p text:style-name="P23"/>
      <text:p text:style-name="P23">The first thing you should do is build a skeleton main program that does a very simple action, namely:</text:p>
      <text:p text:style-name="P23"><text:tab/>declare the bin file</text:p>
      <text:p text:style-name="P23"><text:tab/>open the bin file</text:p>
      <text:p text:style-name="P23"><text:tab/>call function <text:span text:style-name="T11">add</text:span>_student</text:p>
      <text:p text:style-name="P23"><text:tab/>call function show_st<text:span text:style-name="T11">u</text:span>de<text:span text:style-name="T11">n</text:span>ts</text:p>
      <text:p text:style-name="P23">Make that partial program become fully debugged first.</text:p>
      <text:p text:style-name="P23"/>
      <text:p text:style-name="P25">At the beginning your program has 3 functions: main, add, and show.</text:p>
      <text:p text:style-name="P23"/>
      <text:p text:style-name="P23">Then <text:span text:style-name="T11">create and debug</text:span> additional functions one by one.</text:p>
      <text:p text:style-name="P23"/>
      <text:p text:style-name="P23">Incremental develop of software has an insurance plan included. <text:s text:c="2"/>If a unforeseen disaster happens, you will have a working program that can be submitted for partial credit.</text:p>
      <text:p text:style-name="P23"/>
      <text:p text:style-name="P23"/>
      <text:p text:style-name="P23"/>
      <text:p text:style-name="P23"/>
      <text:p text:style-name="P23">Enjoy your C language. <text:s/>It is the language of “systems programming”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5" meta:paragraph-count="62" meta:word-count="874" meta:character-count="4916" meta:non-whitespace-character-count="3994"/>
  </office:meta>
</office:document-meta>
</file>